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ncy_pt2pt_roundtr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mp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75" calcext:value-type="float">
            <text:p>1.275</text:p>
          </table:table-cell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2" calcext:value-type="float">
            <text:p>1.192</text:p>
          </table:table-cell>
          <table:table-cell office:value-type="float" office:value="1.12" calcext:value-type="float">
            <text:p>1.12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453.51pt" svg:height="255.09pt" svg:x="66.84pt" svg:y="2.83pt">
            <loext:p draw:notify-on-update-of-ranges="latency_pt2pt_roundtrip.A1:latency_pt2pt_roundtrip.A1 latency_pt2pt_roundtrip.A2:latency_pt2pt_roundtrip.A6 latency_pt2pt_roundtrip.B1:latency_pt2pt_roundtrip.B1 latency_pt2pt_roundtrip.B2:latency_pt2pt_roundtrip.B6 latency_pt2pt_roundtrip.C1:latency_pt2pt_roundtrip.C1 latency_pt2pt_roundtrip.C2:latency_pt2pt_roundtrip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23:30:57.026869143</dc:date>
    <meta:editing-duration>PT2M20S</meta:editing-duration>
    <meta:editing-cycles>2</meta:editing-cycles>
    <meta:generator>LibreOffice/5.4.1.2$Linux_X86_64 LibreOffice_project/40m0$Build-2</meta:generator>
    <meta:document-statistic meta:table-count="2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4.005cm" style:legend-expansion="high" chart:style-name="ch2"/>
        <chart:plot-area chart:style-name="ch3" table:cell-range-address="latency_pt2pt_roundtrip.A1:latency_pt2pt_roundtrip.C6" chart:data-source-has-labels="both" svg:x="0.32cm" svg:y="0.18cm" svg:width="13.46cm" svg:height="8.64cm">
          <chartooo:coordinate-region svg:x="1.047cm" svg:y="0.353cm" svg:width="12.639cm" svg:height="7.873cm"/>
          <chart:axis chart:dimension="x" chart:name="primary-x" chart:style-name="ch4" chartooo:axis-type="auto">
            <chartooo:date-scale/>
            <chart:categories table:cell-range-address="latency_pt2pt_roundtrip.A2:latency_pt2pt_roundtrip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atency_pt2pt_roundtrip.B2:latency_pt2pt_roundtrip.B6" chart:label-cell-address="latency_pt2pt_roundtrip.B1:latency_pt2pt_roundtrip.B1" chart:class="chart:line">
            <chart:data-point chart:repeated="5"/>
          </chart:series>
          <chart:series chart:style-name="ch7" chart:values-cell-range-address="latency_pt2pt_roundtrip.C2:latency_pt2pt_roundtrip.C6" chart:label-cell-address="latency_pt2pt_roundtrip.C1:latency_pt2pt_roundtrip.C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</text:p>
                <draw:g>
                  <svg:desc>latency_pt2pt_roundtrip.B1:latency_pt2pt_roundtrip.B1</svg:desc>
                </draw:g>
              </table:table-cell>
              <table:table-cell office:value-type="string">
                <text:p>mpi</text:p>
                <draw:g>
                  <svg:desc>latency_pt2pt_roundtrip.C1:latency_pt2pt_roundtrip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pt2pt_roundtrip.A2:latency_pt2pt_roundtrip.A6</svg:desc>
                </draw:g>
              </table:table-cell>
              <table:table-cell office:value-type="float" office:value="1.08">
                <text:p>1.08</text:p>
                <draw:g>
                  <svg:desc>latency_pt2pt_roundtrip.B2:latency_pt2pt_roundtrip.B6</svg:desc>
                </draw:g>
              </table:table-cell>
              <table:table-cell office:value-type="float" office:value="4.32">
                <text:p>4.32</text:p>
                <draw:g>
                  <svg:desc>latency_pt2pt_roundtrip.C2:latency_pt2pt_roundtrip.C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4">
                <text:p>1.1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8">
                <text:p>1.0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75">
                <text:p>1.27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92">
                <text:p>1.192</text:p>
              </table:table-cell>
              <table:table-cell office:value-type="float" office:value="1.12">
                <text:p>1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